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erif Pro" svg:font-family="'Source Serif Pro', serif"/>
    <style:font-face style:name="Times" svg:font-family="Times" style:font-pitch="variable"/>
    <style:font-face style:name="Liberation Serif" svg:font-family="'Liberation Serif'"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line-height-at-least="0.776cm" fo:text-align="justify" style:justify-single-word="false"/>
      <style:text-properties fo:color="#1c2c34" style:font-name="Times-Roman" fo:font-size="12pt" fo:letter-spacing="normal" officeooo:paragraph-rsid="00200a11"/>
    </style:style>
    <style:style style:name="P2" style:family="paragraph" style:parent-style-name="Standard">
      <style:paragraph-properties style:line-height-at-least="0.776cm" fo:text-align="justify" style:justify-single-word="false"/>
      <style:text-properties fo:color="#1c2c34" style:text-outline="false" style:font-name="Times" fo:font-size="12pt" fo:letter-spacing="normal" fo:font-style="normal" style:letter-kerning="false" style:font-size-asian="12pt" style:font-style-asian="normal" style:font-size-complex="12pt"/>
    </style:style>
    <style:style style:name="P3" style:family="paragraph" style:parent-style-name="Standard">
      <style:paragraph-properties style:line-height-at-least="0.776cm" fo:text-align="justify" style:justify-single-word="false"/>
      <style:text-properties fo:color="#1c2c34" style:font-name="Times" fo:font-size="12pt" fo:letter-spacing="normal" officeooo:paragraph-rsid="0008e2df" style:letter-kerning="false" style:font-size-asian="12pt" style:font-size-complex="12pt"/>
    </style:style>
    <style:style style:name="P4" style:family="paragraph" style:parent-style-name="Standard">
      <style:paragraph-properties style:line-height-at-least="0.776cm" fo:text-align="justify" style:justify-single-word="false"/>
      <style:text-properties style:font-name="Times" fo:font-size="12pt" style:font-size-asian="12pt" style:font-size-complex="12pt"/>
    </style:style>
    <style:style style:name="P5" style:family="paragraph" style:parent-style-name="Standard">
      <style:paragraph-properties style:line-height-at-least="0.776cm" fo:text-align="justify" style:justify-single-word="false"/>
      <style:text-properties style:font-name="Times" fo:font-size="12pt" officeooo:paragraph-rsid="0008e2df" style:font-size-asian="12pt" style:font-size-complex="12pt"/>
    </style:style>
    <style:style style:name="P6" style:family="paragraph" style:parent-style-name="Standard">
      <style:paragraph-properties style:line-height-at-least="0.776cm" fo:text-align="justify" style:justify-single-word="false"/>
      <style:text-properties style:font-name="Times" fo:font-size="12pt" officeooo:paragraph-rsid="002eb43a" style:font-size-asian="12pt" style:font-size-complex="12pt"/>
    </style:style>
    <style:style style:name="P7" style:family="paragraph" style:parent-style-name="Standard" style:master-page-name="Standard">
      <style:paragraph-properties style:line-height-at-least="0.776cm" fo:text-align="justify" style:justify-single-word="false" style:page-number="auto"/>
      <style:text-properties fo:font-size="12pt" officeooo:paragraph-rsid="0008e2df" style:font-size-asian="12pt" style:font-size-complex="12pt"/>
    </style:style>
    <style:style style:name="P8" style:family="paragraph" style:parent-style-name="Standard">
      <style:paragraph-properties style:line-height-at-least="0.776cm" fo:text-align="justify" style:justify-single-word="false"/>
      <style:text-properties fo:color="#1c2c34" style:font-name="Times" fo:font-size="12pt" fo:letter-spacing="normal" officeooo:paragraph-rsid="0008e2df" style:letter-kerning="false" style:font-size-asian="12pt" style:font-size-complex="12pt"/>
    </style:style>
    <style:style style:name="P9" style:family="paragraph" style:parent-style-name="Standard">
      <style:paragraph-properties style:line-height-at-least="0.776cm" fo:text-align="justify" style:justify-single-word="false"/>
      <style:text-properties fo:font-variant="normal" fo:text-transform="none" fo:color="#1c2c34" style:text-outline="false" style:font-name="Times" fo:font-size="12pt" fo:letter-spacing="normal" fo:font-style="normal" fo:font-weight="normal" officeooo:rsid="002a4dc9" officeooo:paragraph-rsid="0008e2df" style:letter-kerning="false" style:font-size-asian="12pt" style:font-size-complex="12pt"/>
    </style:style>
    <style:style style:name="P10" style:family="paragraph" style:parent-style-name="Standard">
      <style:paragraph-properties style:line-height-at-least="0.776cm" fo:text-align="justify" style:justify-single-word="false"/>
      <style:text-properties fo:font-variant="normal" fo:text-transform="none" fo:color="#1c2c34" style:text-outline="false" style:font-name="Times" fo:font-size="12pt" fo:letter-spacing="normal" fo:font-style="normal" fo:font-weight="normal" officeooo:rsid="002b9c65" officeooo:paragraph-rsid="002eb43a" style:letter-kerning="false" style:font-size-asian="12pt" style:font-size-complex="12pt"/>
    </style:style>
    <style:style style:name="P11" style:family="paragraph" style:parent-style-name="Standard">
      <style:paragraph-properties style:line-height-at-least="0.776cm" fo:text-align="justify" style:justify-single-word="false"/>
      <style:text-properties style:font-name="Times" fo:font-size="12pt" officeooo:paragraph-rsid="0033a81f" style:font-size-asian="12pt" style:font-size-complex="12pt"/>
    </style:style>
    <style:style style:name="T1" style:family="text">
      <style:text-properties fo:color="#1c2c34" style:text-outline="false" fo:letter-spacing="normal" style:letter-kerning="false"/>
    </style:style>
    <style:style style:name="T2" style:family="text">
      <style:text-properties fo:color="#1c2c34" style:text-outline="false" fo:letter-spacing="normal" officeooo:rsid="001ae75f" style:letter-kerning="false"/>
    </style:style>
    <style:style style:name="T3" style:family="text">
      <style:text-properties fo:color="#1c2c34" style:text-outline="false" fo:letter-spacing="normal" officeooo:rsid="001c7855" style:letter-kerning="false"/>
    </style:style>
    <style:style style:name="T4" style:family="text">
      <style:text-properties fo:color="#1c2c34" style:text-outline="false" fo:letter-spacing="normal" fo:font-style="italic" style:letter-kerning="false" style:font-style-asian="italic"/>
    </style:style>
    <style:style style:name="T5" style:family="text">
      <style:text-properties fo:color="#1c2c34" style:text-outline="false" fo:letter-spacing="normal" fo:font-style="normal" style:letter-kerning="false" style:font-style-asian="normal"/>
    </style:style>
    <style:style style:name="T6" style:family="text">
      <style:text-properties fo:color="#1c2c34" style:text-outline="false" fo:letter-spacing="normal" fo:font-style="normal" officeooo:rsid="0031b325" style:letter-kerning="false" style:font-style-asian="normal"/>
    </style:style>
    <style:style style:name="T7" style:family="text">
      <style:text-properties fo:color="#1c2c34" fo:letter-spacing="normal" style:letter-kerning="false"/>
    </style:style>
    <style:style style:name="T8" style:family="text">
      <style:text-properties fo:color="#1c2c34" fo:letter-spacing="normal" officeooo:rsid="0008e2df" style:letter-kerning="false"/>
    </style:style>
    <style:style style:name="T9" style:family="text">
      <style:text-properties fo:color="#1c2c34" fo:letter-spacing="normal" officeooo:rsid="000bae34" style:letter-kerning="false"/>
    </style:style>
    <style:style style:name="T10" style:family="text">
      <style:text-properties fo:color="#1c2c34" fo:letter-spacing="normal" officeooo:rsid="000aba3b" style:letter-kerning="false"/>
    </style:style>
    <style:style style:name="T11" style:family="text">
      <style:text-properties fo:color="#1c2c34" fo:letter-spacing="normal" officeooo:rsid="000f60a0" style:letter-kerning="false"/>
    </style:style>
    <style:style style:name="T12" style:family="text">
      <style:text-properties fo:color="#1c2c34" style:font-name="Times" fo:letter-spacing="normal" fo:font-weight="normal" style:letter-kerning="false" style:font-weight-asian="normal" style:font-weight-complex="normal"/>
    </style:style>
    <style:style style:name="T13" style:family="text">
      <style:text-properties fo:color="#1c2c34" style:font-name="Times" fo:letter-spacing="normal" fo:font-weight="normal" officeooo:rsid="0008e2df" style:letter-kerning="false" style:font-weight-asian="normal" style:font-weight-complex="normal"/>
    </style:style>
    <style:style style:name="T14" style:family="text">
      <style:text-properties fo:color="#1c2c34" style:font-name="Times" fo:letter-spacing="normal" fo:font-weight="normal" officeooo:rsid="0033143d" style:letter-kerning="false" style:font-weight-asian="normal" style:font-weight-complex="normal"/>
    </style:style>
    <style:style style:name="T15" style:family="text">
      <style:text-properties fo:font-variant="normal" fo:text-transform="none" fo:color="#1c2c34" fo:letter-spacing="normal" fo:font-style="normal" fo:font-weight="normal" officeooo:rsid="000f60a0" style:letter-kerning="false"/>
    </style:style>
    <style:style style:name="T16" style:family="text">
      <style:text-properties fo:font-variant="normal" fo:text-transform="none" fo:color="#1c2c34" fo:letter-spacing="normal" fo:font-style="normal" fo:font-weight="normal" officeooo:rsid="0011d270" style:letter-kerning="false"/>
    </style:style>
    <style:style style:name="T17" style:family="text">
      <style:text-properties fo:font-variant="normal" fo:text-transform="none" fo:color="#1c2c34" fo:letter-spacing="normal" fo:font-style="normal" fo:font-weight="normal" officeooo:rsid="00106732" style:letter-kerning="false"/>
    </style:style>
    <style:style style:name="T18" style:family="text">
      <style:text-properties fo:font-variant="normal" fo:text-transform="none" fo:color="#1c2c34" fo:letter-spacing="normal" fo:font-style="normal" fo:font-weight="normal" officeooo:rsid="0011eb66" style:letter-kerning="false"/>
    </style:style>
    <style:style style:name="T19" style:family="text">
      <style:text-properties fo:font-variant="normal" fo:text-transform="none" fo:color="#1c2c34" style:text-outline="false" fo:letter-spacing="normal" fo:font-style="normal" fo:font-weight="normal" officeooo:rsid="001c7855" style:letter-kerning="false"/>
    </style:style>
    <style:style style:name="T20" style:family="text">
      <style:text-properties fo:font-variant="normal" fo:text-transform="none" fo:color="#1c2c34" style:text-outline="false" fo:letter-spacing="normal" fo:font-style="normal" fo:font-weight="normal" officeooo:rsid="001c7855" style:letter-kerning="false" style:font-style-asian="normal"/>
    </style:style>
    <style:style style:name="T21" style:family="text">
      <style:text-properties fo:font-variant="normal" fo:text-transform="none" fo:color="#1c2c34" style:text-outline="false" fo:letter-spacing="normal" fo:font-style="normal" fo:font-weight="normal" officeooo:rsid="002e7790" style:letter-kerning="false" style:font-style-asian="normal"/>
    </style:style>
    <style:style style:name="T22" style:family="text">
      <style:text-properties fo:font-variant="normal" fo:text-transform="none" fo:color="#1c2c34" style:text-outline="false" fo:letter-spacing="normal" fo:font-style="normal" fo:font-weight="normal" officeooo:rsid="002eb43a" style:letter-kerning="false" style:font-style-asian="normal"/>
    </style:style>
    <style:style style:name="T23" style:family="text">
      <style:text-properties fo:font-variant="normal" fo:text-transform="none" fo:color="#1c2c34" style:text-outline="false" fo:letter-spacing="normal" fo:font-style="normal" fo:font-weight="normal" officeooo:rsid="001d5eb6" style:letter-kerning="false"/>
    </style:style>
    <style:style style:name="T24" style:family="text">
      <style:text-properties fo:font-variant="normal" fo:text-transform="none" fo:color="#1c2c34" style:text-outline="false" fo:letter-spacing="normal" fo:font-style="normal" fo:font-weight="normal" officeooo:rsid="002a4dc9" style:letter-kerning="false"/>
    </style:style>
    <style:style style:name="T25" style:family="text">
      <style:text-properties fo:font-variant="normal" fo:text-transform="none" fo:color="#1c2c34" style:text-outline="false" fo:letter-spacing="normal" fo:font-style="normal" fo:font-weight="normal" officeooo:rsid="001e1e3e" style:letter-kerning="false"/>
    </style:style>
    <style:style style:name="T26" style:family="text">
      <style:text-properties fo:font-variant="normal" fo:text-transform="none" fo:color="#1c2c34" style:text-outline="false" fo:letter-spacing="normal" fo:font-style="normal" fo:font-weight="normal" officeooo:rsid="001fa37f" style:letter-kerning="false"/>
    </style:style>
    <style:style style:name="T27" style:family="text">
      <style:text-properties fo:font-variant="normal" fo:text-transform="none" fo:color="#1c2c34" style:text-outline="false" fo:letter-spacing="normal" fo:font-style="normal" fo:font-weight="normal" officeooo:rsid="00200a11" style:letter-kerning="false"/>
    </style:style>
    <style:style style:name="T28" style:family="text">
      <style:text-properties fo:font-variant="normal" fo:text-transform="none" fo:color="#1c2c34" style:text-outline="false" fo:letter-spacing="normal" fo:font-style="normal" fo:font-weight="normal" officeooo:rsid="002434e0" style:letter-kerning="false"/>
    </style:style>
    <style:style style:name="T29" style:family="text">
      <style:text-properties fo:font-variant="normal" fo:text-transform="none" fo:color="#1c2c34" style:text-outline="false" fo:letter-spacing="normal" fo:font-style="normal" fo:font-weight="normal" officeooo:rsid="0024664e" style:letter-kerning="false"/>
    </style:style>
    <style:style style:name="T30" style:family="text">
      <style:text-properties fo:font-variant="normal" fo:text-transform="none" fo:color="#1c2c34" style:text-outline="false" fo:letter-spacing="normal" fo:font-style="normal" fo:font-weight="normal" officeooo:rsid="002551bb" style:letter-kerning="false"/>
    </style:style>
    <style:style style:name="T31" style:family="text">
      <style:text-properties fo:font-variant="normal" fo:text-transform="none" fo:color="#1c2c34" style:text-outline="false" fo:letter-spacing="normal" fo:font-style="normal" fo:font-weight="normal" officeooo:rsid="0025a3a5" style:letter-kerning="false"/>
    </style:style>
    <style:style style:name="T32" style:family="text">
      <style:text-properties fo:font-variant="normal" fo:text-transform="none" fo:color="#1c2c34" style:text-outline="false" fo:letter-spacing="normal" fo:font-style="normal" fo:font-weight="normal" officeooo:rsid="002d72ef" style:letter-kerning="false"/>
    </style:style>
    <style:style style:name="T33" style:family="text">
      <style:text-properties fo:font-variant="normal" fo:text-transform="none" fo:color="#1c2c34" style:text-outline="false" fo:letter-spacing="normal" fo:font-style="normal" fo:font-weight="normal" officeooo:rsid="00267d8d" style:letter-kerning="false"/>
    </style:style>
    <style:style style:name="T34" style:family="text">
      <style:text-properties fo:font-variant="normal" fo:text-transform="none" fo:color="#1c2c34" style:text-outline="false" fo:letter-spacing="normal" fo:font-style="normal" fo:font-weight="normal" officeooo:rsid="0029789b" style:letter-kerning="false"/>
    </style:style>
    <style:style style:name="T35" style:family="text">
      <style:text-properties fo:font-variant="normal" fo:text-transform="none" fo:color="#1c2c34" style:text-outline="false" fo:letter-spacing="normal" fo:font-style="normal" fo:font-weight="normal" officeooo:rsid="00276c38" style:letter-kerning="false"/>
    </style:style>
    <style:style style:name="T36" style:family="text">
      <style:text-properties fo:font-variant="normal" fo:text-transform="none" fo:color="#1c2c34" style:text-outline="false" fo:letter-spacing="normal" fo:font-style="normal" fo:font-weight="normal" officeooo:rsid="002b9c65" style:letter-kerning="false"/>
    </style:style>
    <style:style style:name="T37" style:family="text">
      <style:text-properties fo:font-variant="normal" fo:text-transform="none" fo:color="#1c2c34" style:text-outline="false" fo:letter-spacing="normal" fo:font-style="normal" fo:font-weight="normal" officeooo:rsid="00304d13" style:letter-kerning="false"/>
    </style:style>
    <style:style style:name="T38" style:family="text">
      <style:text-properties fo:font-variant="normal" fo:text-transform="none" fo:color="#253a44" style:font-name="Times" fo:letter-spacing="normal" fo:font-style="normal" fo:font-weight="normal" style:letter-kerning="false" style:font-weight-asian="normal" style:font-weight-complex="normal"/>
    </style:style>
    <style:style style:name="T39" style:family="text">
      <style:text-properties fo:font-variant="normal" fo:text-transform="none" fo:color="#253a44" style:font-name="Times" fo:letter-spacing="normal" fo:font-style="normal" fo:font-weight="normal" officeooo:rsid="0008e2df" style:letter-kerning="false" style:font-weight-asian="normal" style:font-weight-complex="normal"/>
    </style:style>
    <style:style style:name="T40" style:family="text">
      <style:text-properties fo:font-variant="normal" fo:text-transform="none" fo:color="#253a44" style:font-name="Times" fo:font-style="normal" fo:font-weight="normal" style:letter-kerning="false" style:font-size-asian="12pt" style:font-size-complex="12pt"/>
    </style:style>
    <style:style style:name="T41" style:family="text">
      <style:text-properties fo:font-variant="normal" fo:text-transform="none" fo:color="#253a44" style:font-name="Times" fo:font-style="normal" fo:font-weight="normal" officeooo:rsid="00150ea3" style:letter-kerning="false" style:font-size-asian="12pt" style:font-size-complex="12pt"/>
    </style:style>
    <style:style style:name="T42" style:family="text">
      <style:text-properties fo:font-variant="normal" fo:text-transform="none" fo:color="#253a44" style:font-name="Times" fo:font-style="normal" fo:font-weight="normal" style:font-size-asian="12pt" style:font-size-complex="12pt"/>
    </style:style>
    <style:style style:name="T43" style:family="text">
      <style:text-properties fo:font-variant="normal" fo:text-transform="none" fo:color="#253a44" style:font-name="Times" fo:font-style="normal" fo:font-weight="normal" officeooo:rsid="00150ea3" style:font-size-asian="12pt" style:font-size-complex="12pt"/>
    </style:style>
    <style:style style:name="T44" style:family="text">
      <style:text-properties fo:font-variant="normal" fo:text-transform="none" fo:color="#000000" style:font-name="Times" fo:font-style="normal" fo:font-weight="normal" style:letter-kerning="false" style:font-size-asian="12pt" style:font-size-complex="12pt"/>
    </style:style>
    <style:style style:name="T45" style:family="text">
      <style:text-properties fo:font-variant="normal" fo:text-transform="none" fo:color="#000000" style:font-name="Times" fo:font-style="normal" fo:font-weight="normal" officeooo:rsid="00150ea3" style:letter-kerning="false" style:font-size-asian="12pt" style:font-size-complex="12pt"/>
    </style:style>
    <style:style style:name="T46" style:family="text">
      <style:text-properties fo:font-variant="normal" fo:text-transform="none" fo:color="#000000" style:font-name="Times" fo:font-style="normal" fo:font-weight="normal" style:letter-kerning="false" style:font-size-asian="12pt" style:font-style-asian="normal" style:font-size-complex="12pt" style:font-style-complex="normal"/>
    </style:style>
    <style:style style:name="T47" style:family="text">
      <style:text-properties fo:font-variant="normal" fo:text-transform="none" style:use-window-font-color="true" style:font-name="Times" fo:font-style="normal" fo:font-weight="normal" officeooo:rsid="00150ea3" style:font-size-asian="12pt" style:font-size-complex="12pt"/>
    </style:style>
    <style:style style:name="T48" style:family="text">
      <style:text-properties fo:font-variant="normal" fo:text-transform="none" style:use-window-font-color="true" style:font-name="Times" fo:font-style="normal" fo:font-weight="normal" officeooo:rsid="001646a4" style:font-size-asian="12pt" style:font-size-complex="12pt"/>
    </style:style>
    <style:style style:name="T49" style:family="text">
      <style:text-properties fo:font-variant="normal" fo:text-transform="none" style:use-window-font-color="true" style:text-outline="false" style:font-name="Times" fo:font-style="normal" fo:font-weight="normal" style:letter-kerning="false" style:font-size-asian="12pt" style:font-style-asian="normal" style:font-size-complex="12pt"/>
    </style:style>
    <style:style style:name="T50" style:family="text">
      <style:text-properties fo:font-variant="normal" fo:text-transform="none" style:use-window-font-color="true" style:text-outline="false" style:font-name="Times" fo:font-style="normal" fo:font-weight="normal" style:letter-kerning="false" style:font-size-asian="12pt" style:font-style-asian="normal" style:font-size-complex="12pt" style:font-style-complex="normal"/>
    </style:style>
    <style:style style:name="T51" style:family="text">
      <style:text-properties fo:font-variant="normal" fo:text-transform="none" style:use-window-font-color="true" style:text-outline="false" style:font-name="Times" fo:font-style="normal" style:letter-kerning="false" style:font-size-asian="12pt" style:font-style-asian="normal" style:font-size-complex="12pt" style:font-style-complex="normal"/>
    </style:style>
    <style:style style:name="T52" style:family="text">
      <style:text-properties style:font-name="Times" officeooo:rsid="00150ea3" style:letter-kerning="false" style:font-size-asian="12pt" style:font-size-complex="12pt"/>
    </style:style>
    <style:style style:name="T53" style:family="text">
      <style:text-properties style:font-name="Times" fo:font-style="normal" officeooo:rsid="00150ea3" style:letter-kerning="false" style:font-size-asian="12pt" style:font-style-asian="normal" style:font-size-complex="12pt" style:font-style-complex="normal"/>
    </style:style>
    <style:style style:name="T54" style:family="text">
      <style:text-properties style:text-outline="false" style:font-name="Times" fo:font-style="normal" style:letter-kerning="false" style:font-size-asian="12pt" style:font-style-asian="normal" style:font-size-complex="12pt"/>
    </style:style>
    <style:style style:name="T55" style:family="text">
      <style:text-properties style:text-outline="false" style:font-name="Times" fo:font-style="normal" officeooo:rsid="001ae75f" style:letter-kerning="false" style:font-size-asian="12pt" style:font-style-asian="normal" style:font-size-complex="12pt"/>
    </style:style>
    <style:style style:name="T56" style:family="text">
      <style:text-properties style:use-window-font-color="true" style:text-outline="false" style:font-name="Times" fo:font-style="normal" style:letter-kerning="false" style:font-size-asian="12pt" style:font-style-asian="normal" style:font-size-complex="12pt"/>
    </style:style>
    <style:style style:name="T57" style:family="text">
      <style:text-properties style:use-window-font-color="true" style:text-outline="false" style:font-name="Times" fo:font-style="normal" officeooo:rsid="001646a4" style:letter-kerning="false" style:font-size-asian="12pt" style:font-style-asian="normal" style:font-size-complex="12pt"/>
    </style:style>
    <style:style style:name="T58" style:family="text">
      <style:text-properties style:use-window-font-color="true" style:text-outline="false" style:font-name="Times" fo:font-style="normal" style:letter-kerning="false" style:font-size-asian="12pt" style:font-style-asian="normal" style:font-size-complex="12pt" style:font-style-complex="normal"/>
    </style:style>
    <style:style style:name="T59" style:family="text">
      <style:text-properties style:use-window-font-color="true" style:text-outline="false" style:font-name="Times" fo:font-style="normal" officeooo:rsid="00200a11" style:letter-kerning="false" style:font-size-asian="12pt" style:font-style-asian="normal"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2">Para suprir um mercado cada vez mais exigente e cheios de necessidades o desenvolvimento de software é extremamente amplo e adaptativo. </text:span><text:span text:style-name="T13">Afim de resolver os mais diferentes tipos de problemas, existem d</text:span><text:span text:style-name="T38">iversas linguagens de programação, que seguem diferentes paradigmas. </text:span><text:span text:style-name="T39">Atualmente o padrão que mais tem evoluído e também o mais difundido é a </text:span><text:span text:style-name="Strong_20_Emphasis"><text:span text:style-name="T12">Orientação a Objetos, </text:span></text:span><text:span text:style-name="Strong_20_Emphasis"><text:span text:style-name="T14">que vem </text:span></text:span><text:span text:style-name="Strong_20_Emphasis"><text:span text:style-name="T13">se destacando </text:span></text:span><text:span text:style-name="Strong_20_Emphasis"><text:span text:style-name="T39">principalmente em questões voltadas para segurança e reaproveitamento de código, o que é muito importante no desenvolvimento de qualquer aplicação moderna.</text:span></text:span></text:p>
      <text:p text:style-name="P3"/>
      <text:p text:style-name="P5"><text:span text:style-name="T7">A orientação a objetos tem como foco central o conceito de objeto, </text:span><text:span text:style-name="T8">e</text:span><text:span text:style-name="T7"> pode representar qualquer coisa que exista no mundo real. A base da </text:span><text:span text:style-name="T8">P</text:span><text:span text:style-name="T7">rogramação </text:span><text:span text:style-name="T8">O</text:span><text:span text:style-name="T7">rientada a </text:span><text:span text:style-name="T8">O</text:span><text:span text:style-name="T7">bjetos </text:span><text:span text:style-name="T8">(POO)</text:span><text:span text:style-name="T7"> são quatro pilares: abstração, <text:s/>herança, encapsulamento e polimorfismo. </text:span></text:p>
      <text:p text:style-name="P3"/>
      <text:p text:style-name="P11"><text:span text:style-name="T10">A representação de um objeto em uma linguagem de programação pode não ser uma tarefa simples, contudo, as linguagens de POO possuem suporte ao conceito de classe. A classe é a principal entidade da POO, pois nela conterá todos os atributos e métodos de um determinado objeto. Os atributos são as propriedades e os métodos os comportamentos de um objeto, ao implementar a classe Pessoa, podemos identificar alguns atributos como: nome, idade, sexo, entre outros e alguns métodos como: andar, falar, correr, entre outros. O processo de mapear todos os atributos e métodos necessários para uma classe é chamado de Abstração que é o nosso primeiro pilar. </text:span><text:span text:style-name="T11">A classe não é o objeto propriamente dito, mas sim, um template para a construção de qualquer objeto, por exemplo, Maria e Pedro são instâncias da classe Pessoa. Uma outra característica da classe é sua identidade, que deve ser única </text:span><text:span text:style-name="T15">dentro do sistema para que não haja conflito. A nomenclatura da classe deve possuir uma semântica dentro d</text:span><text:span text:style-name="T16">o contexto da</text:span><text:span text:style-name="T15"> aplicação e por convenção </text:span><text:span text:style-name="T17">o nome da classe deve iniciar sempre com a inicial </text:span><text:span text:style-name="T16">em </text:span><text:span text:style-name="T17">maiúscula </text:span><text:span text:style-name="T16">(Pessoa)</text:span><text:span text:style-name="T17"> </text:span><text:span text:style-name="T16">e se o nome for composto, as iniciais de cada palavra em maiúscula (PessoaFisica, PessoaJuridica) e não usar ifém, underline </text:span><text:span text:style-name="T18">ou espaço</text:span><text:span text:style-name="T16"> para separar as palavras, </text:span><text:span text:style-name="T18">elas devem está unidas</text:span><text:span text:style-name="T16">. Mesmo isso sendo uma convenção algumas linguagens de programação podem gerar um erro caso essa não seja obedecida. Não existe um limite da quantidade de atributos e métodos, mas a classe deve manter o principio da responsabilidade, assim, qualquer objeto criado por esta classe terá os mesmos atributos e comportamentos. </text:span></text:p>
      <text:p text:style-name="P11"><text:span text:style-name="T16"/></text:p>
      <text:p text:style-name="P11"><text:soft-page-break/><text:span text:style-name="T10">Cada linguagem de programação pode implementar uma classe de forma diferente, contudo, existem algumas convenções que </text:span><text:span text:style-name="T9">independem da linguagem </text:span><text:span text:style-name="T10">devem ser seguidas </text:span><text:span text:style-name="T9">e a principal é o identificado de classe</text:span></text:p>
      <text:p text:style-name="P3"/>
      <text:p text:style-name="P1"><text:span text:style-name="T52">Outro pilar é o </text:span><text:span text:style-name="T53">e</text:span><text:span text:style-name="Emphasis"><text:span text:style-name="T53">ncapsulamento e consiste em esconder a estrutura de dados </text:span></text:span><text:span text:style-name="T46">utilizada e</text:span><text:span text:style-name="T44"> somente prover uma interface </text:span><text:span text:style-name="T45">de acesso bem definida.</text:span><text:span text:style-name="T40"> Se trata de um dos elementos que adicionam segurança à aplicação </text:span><text:span text:style-name="T41">ao encapsular</text:span><text:span text:style-name="T40"> propriedades, criando uma espécie de caixa preta. </text:span><text:span text:style-name="T42">A interface com cada módulo é definida de forma a revelar o mínimo possível sobre o seu funcionamento interno. É </text:span><text:span text:style-name="T43">importante ressaltar que objetos se comunicam por meio de mensagens, assim a interface de acesso fornece o conjunto de todas as mensagens a que ele pode responder e é o próprio objeto que seleciona o método</text:span><text:span text:style-name="T47"> pelo qual ele irá reagir à mensagem. </text:span><text:span text:style-name="T48">Ao</text:span><text:span text:style-name="T56"> encapsula</text:span><text:span text:style-name="T57">r dados de uma classe</text:span><text:span text:style-name="T56"> algumas propriedades de uma determinada classe devem ser privadas, e quando outra classe necessitar verificar o estado de uma propriedade, fará utilizando métodos de acesso implementados. </text:span><text:span text:style-name="T49">A maior parte das linguagens orientadas a objetos implementam o encapsulamento baseado em propriedades privadas, ligadas a métodos especiais cham</text:span><text:span text:style-name="T50">ados </text:span><text:span text:style-name="Emphasis"><text:span text:style-name="T58">getters</text:span></text:span><text:span text:style-name="Emphasis"><text:span text:style-name="T51"> </text:span></text:span><text:span text:style-name="T50">e </text:span><text:span text:style-name="Emphasis"><text:span text:style-name="T58">setters</text:span></text:span><text:span text:style-name="T49">, que irão retornar e setar o valor da propriedade, respectivamente. Essa atitude evita o acesso direto a propriedade do objeto, adicionando uma <text:s/>camada de segurança à aplicação. </text:span><text:span text:style-name="T56">Outra característica que é especifica de algumas linguagens de programação, </text:span><text:span text:style-name="T59">são os modificadores</text:span><text:span text:style-name="T56"> de acesso</text:span><text:span text:style-name="T54">, público (public), privado (private) e protegido (protect). As propriedades públicas podem ser acessadas livremente por qualquer outra classe. Propriedades privadas são visíveis apenas dentro da classe que as implementa e as protegidas são semelhantes as privadas com a diferença que podem ser visíveis para seus herdeiros</text:span><text:span text:style-name="T55">.</text:span></text:p>
      <text:p text:style-name="P9"/>
      <text:p text:style-name="P6"><text:span text:style-name="T3">A herança</text:span><text:span text:style-name="T2"> é o</text:span><text:span text:style-name="T1">utro pilar </text:span><text:span text:style-name="T2">importante </text:span><text:span text:style-name="T1">da </text:span><text:span text:style-name="T2">POO </text:span><text:span text:style-name="T3">que permite</text:span><text:span text:style-name="T19"> otimiza</text:span><text:span text:style-name="T23">r</text:span><text:span text:style-name="T19"> a produção da aplicação em tempo e linhas de código, e consiste em reutilizar código já inscrito, </text:span><text:span text:style-name="T24">de forma que as classes derivadas devem se comportar como as superclasses existindo uma hierarquia de Generalização/Especialização entre as classes</text:span><text:span text:style-name="T19">. O </text:span><text:span text:style-name="T20">significado de herança tem o mesmo significado para o mundo real</text:span><text:span text:style-name="T19">, ao imaginar uma família, o filho herda características dos pais, e por sua vez vão passar para seus filhos. </text:span><text:span text:style-name="T25">Na POO </text:span><text:span text:style-name="T26">uma classe pode herdar informações de uma outra classe maior </text:span><text:span text:style-name="T27">chamada de superclasse ou classe pai. </text:span><text:span text:style-name="T28">De forma</text:span><text:span text:style-name="T27"> mais precis</text:span><text:span text:style-name="T28">a</text:span><text:span text:style-name="T27">, </text:span><text:span text:style-name="T29">a </text:span><text:soft-page-break/><text:span text:style-name="T29">subclasse ou classe filha</text:span><text:span text:style-name="T27"> herda os atributos e métodos </text:span><text:span text:style-name="T30">que são compartilhados em modo</text:span><text:span text:style-name="T27"> privado </text:span><text:span text:style-name="T31">(private).</text:span><text:span text:style-name="T27"> Os métodos de uma subclasse não acessam membros priva</text:span><text:span text:style-name="T32">te</text:span><text:span text:style-name="T27"> diretamente de sua superclasse. </text:span><text:span text:style-name="T32">E para </text:span><text:span text:style-name="T27">alterar o estado de variáveis de instância private da superclasse é </text:span><text:span text:style-name="T32">necessário utilizar um método não-privado fornecido pela superclasse</text:span><text:span text:style-name="T27"> e herdados pela subclasse</text:span><text:span text:style-name="T31">. </text:span><text:span text:style-name="T21">A classe Pessoa seria uma classe genérica de forma a representar uma generalização das classes inferiores, de certo que as classes </text:span><text:span text:style-name="T22">PessoaFisica e PessoaJuridica</text:span><text:span text:style-name="T21"> seriam especializações da superclasse, </text:span><text:span text:style-name="T22">a</text:span><text:span text:style-name="T21">lém disso é possível acrescentar novas características, permitindo um comportamento próprio. </text:span><text:span text:style-name="T32">A herança não está limitada a apenas um nível, a hierarquia de classe pode ser tão profunda quanto necessário e quanto mais alto seu nível mais especializada é o seu comportamento.</text:span><text:span text:style-name="T21"> Para melhor compor um objeto, é comum introduzir classes que não estão presentes no mundo real, sendo apenas estruturas conceituais, essas são classes abstratas e costumam ser apenas um repositório de atributos. É </text:span><text:span text:style-name="T22">importante salientar</text:span><text:span text:style-name="T33"> que o uso excessivo de herança aumenta o acoplamento </text:span><text:span text:style-name="T34">(forte acoplamento)</text:span><text:span text:style-name="T33"> entre as classes, isto é, </text:span><text:span text:style-name="T35">o quanto uma classe depende de outra. </text:span><text:span text:style-name="T34">Estudos demonstram que quanto menor for o nível de acoplamento (fraco acoplamento) mais fácil será a sua manutenção e o reuso se tornando importante para melhorar a qualidade do software. </text:span><text:span text:style-name="T37">Para algumas linguagens de POO</text:span><text:span text:style-name="T36"> </text:span><text:span text:style-name="T37">a </text:span><text:span text:style-name="T36">herança não está limitada a uma única superclasse, podendo herdar características de diversas classes, introduzindo o conceito de heranças múltiplas. </text:span></text:p>
      <text:p text:style-name="P10"/>
      <text:p text:style-name="P4"><text:span text:style-name="T5">Na natureza tudo se transforma, ja diria Lavoisier, com os objetos algo semelhante acontece. Quando uma classe herda informações de outra ele absorve seus comportamentos, contudo alguns desses métodos são reescrito por cada objeto ter uma característica diferente. Vejamos a classe Veiculo, nela existe uma propriedade que diz que objetos do tipo veículos possuem uma ignição de partida e essa propriedade é replicada aos herdeiros, porem, na classe Moto podemos ter um método de ignição elétrica ou via pedal, e a classe Carro também podem ter uma partida elétrica ou manual usando uma chave, de forma que cada objeto herda <text:s/>conjuntamente </text:span><text:span text:style-name="T6">a </text:span><text:span text:style-name="T5">propriedade ignição da superclasse, ambos objetos reescrevem esse comportamento de formas diferente. Logo, o conceito de </text:span><text:span text:style-name="T4">polimorfismo </text:span><text:span text:style-name="T5">consiste na alteração do funcionamento interno de um método herdado de uma superclasse.</text:span></text:p>
      <text:p text:style-name="P2"/>
      <text:p text:style-name="P4"><text:span text:style-name="T5">De modo geral, orientação a objeto é um paradigma que está no mercado de desenvolvimento </text:span><text:soft-page-break/><text:span text:style-name="T5">de software desde a década de 80, apesar disse as linguagens de programação evoluíram em sua maioria para atuar onde uma determinada linguagem pode falhar ou melhor, tratar de forma particular um determinado tipo de problema. Sendo assim, alguns conceitos da orientação a objetos pode ser interpretado de forma distinta por uma ou outra linguagem. O mais importante a partir desse ponto de vista é o desenvolvedor conhecer com bastante propriedade o escopo do problema a ser resolvido e optar pela linguagem que mas se adeque a resolução do problema, assim você não precisa declarar amores a linguagem x ou y, mas sim utilizar seja ela qual for para entregar uma solução que supra as necessidades dos seus clientes ou usuári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erif Pro" svg:font-family="'Source Serif Pro', serif"/>
    <style:font-face style:name="Times" svg:font-family="Times" style:font-pitch="variable"/>
    <style:font-face style:name="Liberation Serif" svg:font-family="'Liberation Serif'"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class="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15:04:48.910782317</meta:creation-date>
    <dc:date>2019-02-07T09:29:35.785491595</dc:date>
    <meta:editing-duration>PT2H46M15S</meta:editing-duration>
    <meta:editing-cycles>5</meta:editing-cycles>
    <meta:generator>LibreOffice/5.2.3.3$MacOSX_X86_64 LibreOffice_project/d54a8868f08a7b39642414cf2c8ef2f228f780cf</meta:generator>
    <meta:document-statistic meta:table-count="0" meta:image-count="0" meta:object-count="0" meta:page-count="4" meta:paragraph-count="8" meta:word-count="1270" meta:character-count="8101" meta:non-whitespace-character-count="6833"/>
  </office:meta>
</office:document-meta>
</file>